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67ea" officeooo:paragraph-rsid="000c67ea"/>
    </style:style>
    <style:style style:name="P2" style:family="paragraph" style:parent-style-name="Standard">
      <style:text-properties officeooo:rsid="0011d2e5" officeooo:paragraph-rsid="0011d2e5"/>
    </style:style>
    <style:style style:name="P3" style:family="paragraph" style:parent-style-name="Standard">
      <style:text-properties officeooo:rsid="0017efe8" officeooo:paragraph-rsid="0017efe8"/>
    </style:style>
    <style:style style:name="P4" style:family="paragraph" style:parent-style-name="Standard">
      <style:text-properties officeooo:rsid="0017efe8" officeooo:paragraph-rsid="00275bac"/>
    </style:style>
    <style:style style:name="P5" style:family="paragraph" style:parent-style-name="Standard">
      <style:text-properties officeooo:rsid="00198c0f" officeooo:paragraph-rsid="00198c0f"/>
    </style:style>
    <style:style style:name="P6" style:family="paragraph" style:parent-style-name="Standard">
      <style:text-properties officeooo:rsid="001b7285" officeooo:paragraph-rsid="001f03a3"/>
    </style:style>
    <style:style style:name="P7" style:family="paragraph" style:parent-style-name="Standard">
      <style:text-properties officeooo:rsid="001beeea" officeooo:paragraph-rsid="001ca4ce"/>
    </style:style>
    <style:style style:name="P8" style:family="paragraph" style:parent-style-name="Standard">
      <style:text-properties officeooo:rsid="001beeea" officeooo:paragraph-rsid="001beeea"/>
    </style:style>
    <style:style style:name="P9" style:family="paragraph" style:parent-style-name="Standard">
      <style:text-properties officeooo:rsid="001f03a3" officeooo:paragraph-rsid="001f03a3"/>
    </style:style>
    <style:style style:name="P10" style:family="paragraph" style:parent-style-name="Standard">
      <style:text-properties officeooo:rsid="001fa7c5" officeooo:paragraph-rsid="001fa7c5"/>
    </style:style>
    <style:style style:name="P11" style:family="paragraph" style:parent-style-name="Standard">
      <style:text-properties officeooo:rsid="002283f5" officeooo:paragraph-rsid="002283f5"/>
    </style:style>
    <style:style style:name="P12" style:family="paragraph" style:parent-style-name="Standard">
      <style:text-properties officeooo:rsid="0024d994" officeooo:paragraph-rsid="0024d994"/>
    </style:style>
    <style:style style:name="P13" style:family="paragraph" style:parent-style-name="Standard">
      <style:text-properties officeooo:rsid="0025c7ad" officeooo:paragraph-rsid="0025c7ad"/>
    </style:style>
    <style:style style:name="P14" style:family="paragraph" style:parent-style-name="Standard">
      <style:text-properties officeooo:rsid="00275bac" officeooo:paragraph-rsid="00275bac"/>
    </style:style>
    <style:style style:name="P15" style:family="paragraph" style:parent-style-name="Standard">
      <style:text-properties officeooo:paragraph-rsid="002c86d2"/>
    </style:style>
    <style:style style:name="P16" style:family="paragraph" style:parent-style-name="Standard">
      <style:text-properties officeooo:rsid="00163b7e" officeooo:paragraph-rsid="002c86d2"/>
    </style:style>
    <style:style style:name="P17" style:family="paragraph" style:parent-style-name="Standard">
      <style:text-properties officeooo:rsid="0022fa25" officeooo:paragraph-rsid="002dc564"/>
    </style:style>
    <style:style style:name="P18" style:family="paragraph" style:parent-style-name="Standard">
      <style:text-properties officeooo:rsid="002fa23e" officeooo:paragraph-rsid="002fa23e"/>
    </style:style>
    <style:style style:name="P19" style:family="paragraph" style:parent-style-name="Standard">
      <style:text-properties officeooo:rsid="00305fef" officeooo:paragraph-rsid="00305fef"/>
    </style:style>
    <style:style style:name="P20" style:family="paragraph" style:parent-style-name="Standard">
      <style:text-properties officeooo:rsid="00315fae" officeooo:paragraph-rsid="00315fae"/>
    </style:style>
    <style:style style:name="T1" style:family="text">
      <style:text-properties officeooo:rsid="000b9ddc"/>
    </style:style>
    <style:style style:name="T2" style:family="text">
      <style:text-properties officeooo:rsid="000de194"/>
    </style:style>
    <style:style style:name="T3" style:family="text">
      <style:text-properties officeooo:rsid="000deb59"/>
    </style:style>
    <style:style style:name="T4" style:family="text">
      <style:text-properties officeooo:rsid="00133a63"/>
    </style:style>
    <style:style style:name="T5" style:family="text">
      <style:text-properties officeooo:rsid="0013670a"/>
    </style:style>
    <style:style style:name="T6" style:family="text">
      <style:text-properties officeooo:rsid="00198c0f"/>
    </style:style>
    <style:style style:name="T7" style:family="text">
      <style:text-properties officeooo:rsid="001b7285"/>
    </style:style>
    <style:style style:name="T8" style:family="text">
      <style:text-properties officeooo:rsid="001b7d3b"/>
    </style:style>
    <style:style style:name="T9" style:family="text">
      <style:text-properties officeooo:rsid="001ca4ce"/>
    </style:style>
    <style:style style:name="T10" style:family="text">
      <style:text-properties officeooo:rsid="001f03a3"/>
    </style:style>
    <style:style style:name="T11" style:family="text">
      <style:text-properties officeooo:rsid="001fa7c5"/>
    </style:style>
    <style:style style:name="T12" style:family="text">
      <style:text-properties officeooo:rsid="0020cf61"/>
    </style:style>
    <style:style style:name="T13" style:family="text">
      <style:text-properties officeooo:rsid="002283f5"/>
    </style:style>
    <style:style style:name="T14" style:family="text">
      <style:text-properties officeooo:rsid="00232ce7"/>
    </style:style>
    <style:style style:name="T15" style:family="text">
      <style:text-properties officeooo:rsid="002dc564"/>
    </style:style>
    <style:style style:name="T16" style:family="text">
      <style:text-properties officeooo:rsid="00315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n I just say, apropos of nothing, that <text:span text:style-name="T3">GBA</text:span> seems like a much better "fantasy console" <text:span text:style-name="T1">than Pico-8? Like, the appeal of Pico-8 is real; I've definitely felt burnt out trying to make my games playable on any monitor size, with any user control scheme, on any operating system &amp; differing system specs... So the fact that you can use Pico-8 to make a game for one simple target platform, and expect it to work everywhere, is so nice.<text:line-break/><text:line-break/>But when I dug a little deeper into Pico-8 a few weeks ago, I got dismayed. All Pico-8 games must be quite short because of the symbol size limit; and the screen resolution and color palette are both too small for my tastes; and worst of all, the developer hasn't made the engine source code available. I understand people wanting to protect their IP, but it has fostered a situation where no one can make their own Pico-8 emulators, severely limiting the deployment of Pico-8 games. For example, the Funkey S is a retro handheld console that should be the ideal system for playing Pico-8 games, but no one has managed to make a great Pico-8 emulator that runs on the Funkey's custom linux. I've lurked the Funkey discord and found out that people are working on a Pico-8 emulator, but it's tough to reverse-engineer the hacks that the Pico-8 devs made to the lua language (lol, why did they modify lua?).<text:line-break/><text:line-break/>And what's worse, Pico-8 cartridges must contain the game's full source code, meaning that the Pico-8 devs hold their users to a standard of open-source that they themselves don't follow. (By the way, in case you're curious how Celeste was able to include the original Pico-8 game in their polished game, the answer is that the Celeste devs had to re-code the Pico-8 game from scratch in something like C++, lmao.)</text:span></text:p>
      <text:p text:style-name="Standard"/>
      <text:p text:style-name="P1">Enter the <text:span text:style-name="T3">GBA</text:span>. There are fewer tutorials and libraries for it, but other than the initial learning curve and lack of popular support, it seems IMMENSELY better than Pico-8. Like, I <text:span text:style-name="T2">can release a game without releasing the source code if I want! The file size and graphical limitations are much less restrictive, so I could make a massive &amp; beautiful game like Minish Cap! I can deploy my games however I wish - if I distribute a ROM, people will (probably) be able to play on their retro handhelds, or any other system that can run a GBA emulator. I could freaking make physical cartridges if I became crazy enough! And like, there is a certain magic to making things for GBA. When I see my little pixel art on that 240x160 emulator window, I swear that I get chills down my spine, knowing I'm coding for the system I loved so much as a kid.</text:span></text:p>
      <text:p text:style-name="P1"/>
      <text:p text:style-name="P2"><text:span text:style-name="T5">I am definitely not a computer science guru, nor someone who likes tinkering with old hardware just for the hell of it; I'm someone who wants to make the most fun games possible for the most people possible to enjoy. And m</text:span>aybe I'm missing something, but it feels like<text:span text:style-name="T4"> the GBA is the perfect "fantasy" console for 2D pixel devs (which is ironic because GBA is definitely a real console)</text:span>.</text:p>
      <text:p text:style-name="P2"/>
      <text:p text:style-name="P15"/>
      <text:p text:style-name="P16">RANDOM USEFUL DISCORD LINKS</text:p>
      <text:p text:style-name="P16"><text:line-break/>https://discord.com/channels/768759024270704641/777683711453298698/848472401641078785</text:p>
      <text:p text:style-name="P2">https://discord.com/channels/768759024270704641/829850171151876127/831851282214027324</text:p>
      <text:p text:style-name="P2">https://discord.com/channels/768759024270704641/813090772324712528/836862649392169011</text:p>
      <text:p text:style-name="P2"/>
      <text:p text:style-name="P3"><text:span text:style-name="T6">The child was</text:span> born after the rains fell... <text:span text:style-name="T6">He has</text:span> no knowledge of the old world. Many years ago, there were two nations: Strigia, and <text:span text:style-name="T7">Lun</text:span>as. They were at war. the king of <text:span text:style-name="T8">Lunas</text:span> was a brilliant tactician. Strigia was able to field more troops. </text:p>
      <text:p text:style-name="P3"><text:soft-page-break/>Your ship is of Strigid origin. That means we are enemies. You invade our waters, slaughter our Guardian, and expect to pass through here safely.</text:p>
      <text:p text:style-name="P3">Where is your father, the king? </text:p>
      <text:p text:style-name="P3">I'm Prince . These are his legacy!</text:p>
      <text:p text:style-name="P3"/>
      <text:p text:style-name="P13">Why do you insist on fighting on behalf of a nation that has long vanished under the waves? Your father would never have been such a fool!</text:p>
      <text:p text:style-name="P3">I will find you. I will end you!</text:p>
      <text:p text:style-name="P4">Do you remember the grass beneath our feet?</text:p>
      <text:p text:style-name="P14">I always preferred Lunan food. <text:line-break/>(diligently bandages wounds.)<text:line-break/>What are you doing? I'm done for. If<text:line-break/>(MIKA MAY SHOW UP SOMETIMES IN THE ASTRAL REALM)</text:p>
      <text:p text:style-name="P3"/>
      <text:p text:style-name="P3"/>
      <text:p text:style-name="P5">Look... the body of the beast is crumbling away.<text:span text:style-name="T7"> It's made of seaweed.</text:span></text:p>
      <text:p text:style-name="P9">Hey, it's floating!</text:p>
      <text:p text:style-name="P6">What are you doing???<text:line-break/><text:span text:style-name="T10">The leaves are dense enough to hold my weight! It's safe! Come on, everyone!</text:span></text:p>
      <text:p text:style-name="P9">It feels so good to stand on something other than a ship.<text:line-break/>You know, we could build a home here. No more running around the waters. We've been searching for somewhere to live in peace; perhaps this is finally it.</text:p>
      <text:p text:style-name="P9">No. We press on. This pile of dead leaves is no place <text:span text:style-name="T11">for us</text:span>. Somewhere out there<text:span text:style-name="T11">, beyond the horizon,</text:span> is actual land<text:span text:style-name="T11">, co</text:span>vered in grass and trees, abundant in clean water and food. I refuse to let us settle for <text:span text:style-name="T11">anything less</text:span>.</text:p>
      <text:p text:style-name="P9">We<text:span text:style-name="T11"> must</text:span> <text:span text:style-name="T11">simply</text:span> go further<text:span text:style-name="T11">, and soon we shall find</text:span> <text:span text:style-name="T12">our </text:span>Owlhalla.<text:line-break/>...<text:line-break/>As you say, captain. Kids, come back on board.</text:p>
      <text:p text:style-name="P8"><text:line-break/>The soldiers are all tired...</text:p>
      <text:p text:style-name="P7"><text:span text:style-name="T9">Well, k</text:span>eep at it!<text:span text:style-name="T9"> We need enough ships for everyone. No one gets left behind.</text:span><text:line-break/>It's been <text:span text:style-name="T9">such a dry year. Are you sure the rains will come?<text:line-break/>The oracles are certain of it. I trust them. When the heavens open up, we will be ready.</text:span></text:p>
      <text:p text:style-name="P7"/>
      <text:p text:style-name="P10">The world is shrinking. <text:span text:style-name="T13">Have you not noticed? Every day, the sea has fewer and fewer fish in it. Every day, more of the ocean disappears into the mists. But the ships remain. And those of us still here must fight for dwindling resources.</text:span></text:p>
      <text:p text:style-name="P10"/>
      <text:p text:style-name="P12">Let us through.<text:line-break/><text:line-break/>No... If we leave you alive, you'll only steal fish that we need to feed ourselves.</text:p>
      <text:p text:style-name="P10"/>
      <text:p text:style-name="P11">Only fools come this far.</text:p>
      <text:p text:style-name="P11"/>
      <text:p text:style-name="P11">at end, everything inverted; everything starry. "We have to break through"</text:p>
      <text:p text:style-name="P11"/>
      <text:p text:style-name="P17">S<text:span text:style-name="T15">tygian</text:span> Sea, <text:span text:style-name="T14">Twilight Pass (ghosts of past soldiers), Skybelt</text:span></text:p>
      <text:p text:style-name="P18"/>
      <text:p text:style-name="P18"/>
      <text:p text:style-name="P18"><text:soft-page-break/>mage - magic wands (green robe dye)</text:p>
      <text:p text:style-name="P18">mystic - crystal ball polish</text:p>
      <text:p text:style-name="P18">alchemist - philosophers' pebble</text:p>
      <text:p text:style-name="P18">merchant - money belt<text:span text:style-name="T16">s</text:span></text:p>
      <text:p text:style-name="P18">archer - compound bows</text:p>
      <text:p text:style-name="P18">spear-owl - <text:span text:style-name="T16">obsidian spearheads</text:span></text:p>
      <text:p text:style-name="P19">thug - reinforced shields</text:p>
      <text:p text:style-name="P19">energy knight - energy platemail<text:span text:style-name="T16"> (RARE: until miasma, all energy knights level up)</text:span></text:p>
      <text:p text:style-name="P19"/>
      <text:p text:style-name="P20">purchase any common/uncommon owl at a 2c markup</text:p>
      <text:p text:style-name="P20">ship -&gt; lets you examine your bann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10:15:12.920000000</meta:creation-date>
    <dc:date>2021-07-17T10:48:00.706000000</dc:date>
    <meta:editing-duration>P1DT6H37M38S</meta:editing-duration>
    <meta:editing-cycles>29</meta:editing-cycles>
    <meta:generator>LibreOffice/6.2.8.2$Windows_X86_64 LibreOffice_project/f82ddfca21ebc1e222a662a32b25c0c9d20169ee</meta:generator>
    <meta:document-statistic meta:table-count="0" meta:image-count="0" meta:object-count="0" meta:page-count="3" meta:paragraph-count="38" meta:word-count="1035" meta:character-count="5933" meta:non-whitespace-character-count="4927"/>
  </office:meta>
</office:document-meta>
</file>